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ContainerEnvironmentImpl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rtletContainerEnvironmentImpl.parameterize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ntainerEnvironmentImp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ortletContainerEnvironmentImpl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ntainerEnvironmentImpl.getContainerService( Class serviceClazz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ortletContainerEnvironmentImpl.init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